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30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6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Clase Persona</text:p>
          </table:table-cell>
          <table:table-cell table:style-name="ce1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3:.H3])" office:value-type="float" office:value="90" calcext:value-type="float">
            <text:p>90</text:p>
          </table:table-cell>
          <table:table-cell office:value-type="string" calcext:value-type="string">
            <text:p>El programa principal para probar la clase dado presenta problemas de sintaxis.</text:p>
          </table:table-cell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Clase Dado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4:.H4])" office:value-type="float" office:value="100" calcext:value-type="float">
            <text:p>100</text:p>
          </table:table-cell>
          <table:table-cell table:style-name="ce31"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Programa Principal</text:p>
          </table:table-cell>
          <table:table-cell table:style-name="ce1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formula="of:=SUM([.D5:.H5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regunta D</text:p>
          </table:table-cell>
          <table:table-cell table:style-name="ce3" office:value-type="string" calcext:value-type="string">
            <text:p>Manejo de objetos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6:.H6])" office:value-type="float" office:value="100" calcext:value-type="float">
            <text:p>100</text:p>
          </table:table-cell>
          <table:table-cell table:style-name="ce31"/>
          <table:table-cell table:style-name="ce13" office:value-type="string" calcext:value-type="string">
            <text:p>Pregunta E</text:p>
          </table:table-cell>
          <table:table-cell table:style-name="ce3" office:value-type="string" calcext:value-type="string">
            <text:p>Buenas prácticas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7:.H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8:.H8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9:.H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10:.H1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11:.H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12:.H12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13:.H1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5"/>
          <table:table-cell table:style-name="ce20" table:formula="of:=SUM([.D14:.H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" calcext:value-type="float">
            <text:p>10</text:p>
          </table:table-cell>
          <table:table-cell table:formula="of:=SUM([.D15:.H15])" office:value-type="float" office:value="100" calcext:value-type="float">
            <text:p>100</text:p>
          </table:table-cell>
          <table:table-cell table:style-name="ce3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16:.H16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17:.H17])" office:value-type="float" office:value="90" calcext:value-type="float">
            <text:p>90</text:p>
          </table:table-cell>
          <table:table-cell office:value-type="string" calcext:value-type="string">
            <text:p>El programa principal para probar la clase dado no es como la del enunciad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18:.H18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19:.H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20:.H2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21:.H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5"/>
          <table:table-cell table:style-name="ce20" table:formula="of:=SUM([.D22:.H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23:.H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24:.H24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table:formula="of:=SUM([.D25:.H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5"/>
          <table:table-cell table:style-name="ce20" table:formula="of:=SUM([.D26:.H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27:.H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28:.H28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29:.H29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30:.H30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5"/>
          <table:table-cell table:formula="of:=SUM([.D31:.H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table:style-name="ce20" table:formula="of:=SUM([.D32:.H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5"/>
          <table:table-cell table:formula="of:=SUM([.D33:.H33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34:.H34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35:.H35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36:.H36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SUM([.D37:.H37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23:52:36.5338422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25T19:17:20.004054147</dc:date>
    <meta:editing-duration>PT5H2M44S</meta:editing-duration>
    <meta:editing-cycles>12</meta:editing-cycles>
    <meta:generator>LibreOffice/6.4.6.2$Linux_X86_64 LibreOffice_project/40$Build-2</meta:generator>
    <meta:document-statistic meta:table-count="1" meta:cell-count="335" meta:object-count="0"/>
  </office:meta>
</office:document-meta>
</file>